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c422" officeooo:paragraph-rsid="0015c422"/>
    </style:style>
    <style:style style:name="P2" style:family="paragraph" style:parent-style-name="Heading_20_1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3" style:family="paragraph" style:parent-style-name="Heading_20_2">
      <style:text-properties fo:font-size="13pt" style:font-size-asian="13pt" style:font-size-complex="13pt"/>
    </style:style>
    <style:style style:name="P4" style:family="paragraph" style:parent-style-name="Heading_20_2">
      <style:text-properties fo:font-size="13pt" officeooo:paragraph-rsid="0015c422" style:font-size-asian="13pt" style:font-size-complex="13pt"/>
    </style:style>
    <style:style style:name="P5" style:family="paragraph" style:parent-style-name="Text_20_body">
      <style:text-properties officeooo:paragraph-rsid="0015c422"/>
    </style:style>
    <style:style style:name="P6" style:family="paragraph" style:parent-style-name="Text_20_body">
      <style:text-properties officeooo:paragraph-rsid="001aa20e"/>
    </style:style>
    <style:style style:name="P7" style:family="paragraph" style:parent-style-name="Text_20_body">
      <style:text-properties officeooo:rsid="001aa20e" officeooo:paragraph-rsid="001aa20e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size="12pt" fo:font-weight="normal" officeooo:rsid="0015c422" style:font-size-asian="12pt" style:font-weight-asian="normal" style:font-size-complex="12pt" style:font-weight-complex="normal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weight="normal" officeooo:rsid="0015c422" style:font-weight-asian="normal" style:font-weight-complex="normal"/>
    </style:style>
    <style:style style:name="T5" style:family="text">
      <style:text-properties style:font-name="Arial1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Arial1" fo:font-size="13pt" fo:font-weight="normal" officeooo:rsid="0015c422" style:font-size-asian="13pt" style:font-weight-asian="normal" style:font-size-complex="13pt" style:font-weight-complex="normal"/>
    </style:style>
    <style:style style:name="T7" style:family="text">
      <style:text-properties style:font-name="Arial1" fo:font-size="13pt" fo:font-weight="normal" officeooo:rsid="001aa20e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CEDEMENTO PARA PREVENCION DE RISCOS LABORAIS:</text:h>
      <text:h text:style-name="P3" text:outline-level="2"><text:span text:style-name="T3">ENTRADA --&gt; PROCESO:</text:span></text:h>
      <text:p text:style-name="Text_20_body"><text:span text:style-name="T1">- </text:span><text:span text:style-name="T2">Tipo actividades</text:span></text:p>
      <text:p text:style-name="Text_20_body"><text:span text:style-name="T1">- </text:span><text:span text:style-name="T2">Tipoloxía traballadores</text:span></text:p>
      <text:p text:style-name="Text_20_body"><text:span text:style-name="T1">- </text:span><text:span text:style-name="T2">Entorno</text:span></text:p>
      <text:p text:style-name="Text_20_body"><text:span text:style-name="T1">- </text:span><text:span text:style-name="T2">Expectativas</text:span></text:p>
      <text:p text:style-name="Text_20_body"><text:span text:style-name="T2">- Datos de Siniestralidade</text:span></text:p>
      <text:p text:style-name="Text_20_body"><text:span text:style-name="T2">- . . .</text:span></text:p>
      <text:p text:style-name="Text_20_body"><text:span text:style-name="T2"/></text:p>
      <text:h text:style-name="P4" text:outline-level="2"><text:span text:style-name="T4">PROCESOS <text:s/>--&gt; </text:span></text:h>
      <text:p text:style-name="P5"><text:span text:style-name="T6">1- Identificar Necesidades </text:span><text:span text:style-name="T7">(Rexistro*)</text:span></text:p>
      <text:p text:style-name="P6"><text:span text:style-name="T6">2- Elaborar un programa formativo </text:span><text:span text:style-name="T7">(Rexistro*)</text:span></text:p>
      <text:p text:style-name="P6"><text:span text:style-name="T6">3- Presentación / Comunicación </text:span><text:span text:style-name="T7">(Rexistro*)</text:span></text:p>
      <text:p text:style-name="P6"><text:span text:style-name="T6">4- </text:span><text:span text:style-name="T7">(Control de Calidade) → Non Conforme (Rexistro*)</text:span></text:p>
      <text:p text:style-name="P5"><text:span text:style-name="T6">5- </text:span><text:span text:style-name="T7">Volta a Paso 2</text:span></text:p>
      <text:p text:style-name="P6"><text:span text:style-name="T6">4- </text:span><text:span text:style-name="T7">(Control de Calidade) → Conforme</text:span></text:p>
      <text:p text:style-name="P6"><text:span text:style-name="T6">5- </text:span><text:span text:style-name="T7">Desenvolvemento do Programa</text:span></text:p>
      <text:p text:style-name="P6"><text:span text:style-name="T6">6- </text:span><text:span text:style-name="T7">Impartir a Formación (Rexistro*)</text:span></text:p>
      <text:p text:style-name="P7"><text:span text:style-name="T5">7- Avaliar a Formación (Non Correcto) (Rexistro*)</text:span></text:p>
      <text:p text:style-name="P7"><text:span text:style-name="T5">8- Volta a Paso 2</text:span></text:p>
      <text:p text:style-name="P7"><text:span text:style-name="T5">7- Avaliar a Formación (Correcto) (Rexistro*)</text:span></text:p>
      <text:p text:style-name="P7"><text:span text:style-name="T5">8- Levalo a Práctica (Rexistro*)</text:span></text:p>
      <text:p text:style-name="P7"><text:span text:style-name="T5">9- Volta a Paso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c422" officeooo:paragraph-rsid="0015c4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ubén Rey Feal ASIR 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9:15:52.711000000</meta:creation-date>
    <dc:date>2024-01-11T09:59:21.032000000</dc:date>
    <meta:editing-duration>PT43M27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3" meta:word-count="107" meta:character-count="655" meta:non-whitespace-character-count="571"/>
  </office:meta>
</office:document-meta>
</file>